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Print odd numbers in an array</text:span></text:p>
      <text:p text:style-name="P1"><text:span text:style-name="T1">Anonymous Function</text:span></text:p>
      <text:p text:style-name="P1"><text:span text:style-name="T1">const printOddNumbers = function(arr) {</text:span></text:p>
      <text:p text:style-name="P1"><text:span text:style-name="T1"><text:s text:c="4"/>arr.forEach(num =&gt; {</text:span></text:p>
      <text:p text:style-name="P1"><text:span text:style-name="T1"><text:s text:c="8"/>if (num % 2 !== 0) {</text:span></text:p>
      <text:p text:style-name="P1"><text:span text:style-name="T1"><text:s text:c="12"/>console.log(num);</text:span></text:p>
      <text:p text:style-name="P1"><text:span text:style-name="T1"><text:s text:c="8"/>}</text:span></text:p>
      <text:p text:style-name="P1"><text:span text:style-name="T1"><text:s text:c="4"/>});</text:span></text:p>
      <text:p text:style-name="P1"><text:span text:style-name="T1">};</text:span></text:p>
      <text:p text:style-name="P1"><text:span text:style-name="T1"/></text:p>
      <text:p text:style-name="P1"><text:span text:style-name="T1">printOddNumbers([1, 2, 3, 4, 5, 6, 7, 8, 9]);</text:span></text:p>
      <text:p text:style-name="P1"><text:span text:style-name="T1">IIFE</text:span></text:p>
      <text:p text:style-name="P1"><text:span text:style-name="T1">javascript</text:span></text:p>
      <text:p text:style-name="P1"><text:span text:style-name="T1">Copy code</text:span></text:p>
      <text:p text:style-name="P1"><text:span text:style-name="T1">(function(arr) {</text:span></text:p>
      <text:p text:style-name="P1"><text:span text:style-name="T1"><text:s text:c="4"/>arr.forEach(num =&gt; {</text:span></text:p>
      <text:p text:style-name="P1"><text:span text:style-name="T1"><text:s text:c="8"/>if (num % 2 !== 0) {</text:span></text:p>
      <text:p text:style-name="P1"><text:span text:style-name="T1"><text:s text:c="12"/>console.log(num);</text:span></text:p>
      <text:p text:style-name="P1"><text:span text:style-name="T1"><text:s text:c="8"/>}</text:span></text:p>
      <text:p text:style-name="P1"><text:span text:style-name="T1"><text:s text:c="4"/>});</text:span></text:p>
      <text:p text:style-name="P1"><text:span text:style-name="T1">})([1, 2, 3, 4, 5, 6, 7, 8, 9]);</text:span></text:p>
      <text:p text:style-name="P1"><text:span text:style-name="T1">2. Convert all strings to title caps in a string array</text:span></text:p>
      <text:p text:style-name="P1"><text:span text:style-name="T1"/></text:p>
      <text:p text:style-name="P1"><text:span text:style-name="T1">const toTitleCaps = function(arr) {</text:span></text:p>
      <text:p text:style-name="P1"><text:span text:style-name="T1"><text:s text:c="4"/>return arr.map(str =&gt; str.charAt(0).toUpperCase() + str.slice(1).toLowerCase());</text:span></text:p>
      <text:p text:style-name="P1"><text:span text:style-name="T1">};</text:span></text:p>
      <text:p text:style-name="P1"><text:span text:style-name="T1"/></text:p>
      <text:p text:style-name="P1"><text:span text:style-name="T1">console.log(toTitleCaps(['hello', 'world', 'javascript']));</text:span></text:p>
      <text:p text:style-name="P1"><text:span text:style-name="T1">IIFE</text:span></text:p>
      <text:p text:style-name="P1"><text:span text:style-name="T1">const result = (function(arr) {</text:span></text:p>
      <text:p text:style-name="P1"><text:span text:style-name="T1"><text:s text:c="4"/>return arr.map(str =&gt; str.charAt(0).toUpperCase() + str.slice(1).toLowerCase());</text:span></text:p>
      <text:p text:style-name="P1"><text:span text:style-name="T1">})(['hello', 'world', 'javascript']);</text:span></text:p>
      <text:p text:style-name="P1"><text:span text:style-name="T1"/></text:p>
      <text:p text:style-name="P1"><text:span text:style-name="T1">console.log(result);</text:span></text:p>
      <text:p text:style-name="P1"><text:span text:style-name="T1">3. Sum of all numbers in an array</text:span></text:p>
      <text:p text:style-name="P1"><text:span text:style-name="T1">Anonymous Function</text:span></text:p>
      <text:p text:style-name="P1"><text:span text:style-name="T1">const sumOfArray = function(arr) {</text:span></text:p>
      <text:p text:style-name="P1"><text:span text:style-name="T1"><text:s text:c="4"/>return arr.reduce((sum, num) =&gt; sum + num, 0);</text:span></text:p>
      <text:p text:style-name="P1"><text:span text:style-name="T1">};</text:span></text:p>
      <text:p text:style-name="P1"><text:span text:style-name="T1"/></text:p>
      <text:p text:style-name="P1"><text:span text:style-name="T1">console.log(sumOfArray([1, 2, 3, 4, 5]));</text:span></text:p>
      <text:p text:style-name="P1"><text:span text:style-name="T1">IIFE</text:span></text:p>
      <text:p text:style-name="P1"><text:span text:style-name="T1">const result = (function(arr) {</text:span></text:p>
      <text:p text:style-name="P1"><text:span text:style-name="T1"><text:s text:c="4"/>return arr.reduce((sum, num) =&gt; sum + num, 0);</text:span></text:p>
      <text:p text:style-name="P1"><text:span text:style-name="T1">})([1, 2, 3, 4, 5]);</text:span></text:p>
      <text:p text:style-name="P1"><text:span text:style-name="T1"/></text:p>
      <text:p text:style-name="P1"><text:span text:style-name="T1">console.log(result);</text:span></text:p>
      <text:p text:style-name="P1"><text:span text:style-name="T1">4. Return all the prime numbers in an array</text:span></text:p>
      <text:p text:style-name="P1"><text:span text:style-name="T1">Anonymous Function</text:span></text:p>
      <text:p text:style-name="P1"><text:span text:style-name="T1">const isPrime = function(num) {</text:span></text:p>
      <text:p text:style-name="P1"><text:span text:style-name="T1"><text:s text:c="4"/>if (num &lt;= 1) return false;</text:span></text:p>
      <text:p text:style-name="P1"><text:span text:style-name="T1"><text:s text:c="4"/>for (let i = 2; i &lt;= Math.sqrt(num); i++) {</text:span></text:p>
      <text:p text:style-name="P1"><text:span text:style-name="T1"><text:s text:c="8"/>if (num % i === 0) return false;</text:span></text:p>
      <text:p text:style-name="P1"><text:span text:style-name="T1"><text:s text:c="4"/>}</text:span></text:p>
      <text:p text:style-name="P1"><text:span text:style-name="T1"><text:s text:c="4"/>return true;</text:span></text:p>
      <text:p text:style-name="P1"><text:span text:style-name="T1">};</text:span></text:p>
      <text:p text:style-name="P1"><text:span text:style-name="T1"/></text:p>
      <text:p text:style-name="P1"><text:span text:style-name="T1">const getPrimes = function(arr) {</text:span></text:p>
      <text:p text:style-name="P1"><text:span text:style-name="T1"><text:s text:c="4"/>return arr.filter(isPrime);</text:span></text:p>
      <text:p text:style-name="P1"><text:span text:style-name="T1">};</text:span></text:p>
      <text:p text:style-name="P1"><text:span text:style-name="T1"/></text:p>
      <text:p text:style-name="P1"><text:span text:style-name="T1">console.log(getPrimes([1, 2, 3, 4, 5, 6, 7, 8, 9, 10]));</text:span></text:p>
      <text:p text:style-name="P1"><text:span text:style-name="T1">IIFE</text:span></text:p>
      <text:p text:style-name="P1"><text:span text:style-name="T1">const result = (function(arr) {</text:span></text:p>
      <text:p text:style-name="P1"><text:span text:style-name="T1"><text:s text:c="4"/>const isPrime = function(num) {</text:span></text:p>
      <text:p text:style-name="P1"><text:span text:style-name="T1"><text:s text:c="8"/>if (num &lt;= 1) return false;</text:span></text:p>
      <text:p text:style-name="P1"><text:span text:style-name="T1"><text:s text:c="8"/>for (let i = 2; i &lt;= Math.sqrt(num); i++) {</text:span></text:p>
      <text:p text:style-name="P1"><text:span text:style-name="T1"><text:s text:c="12"/>if (num % i === 0) return false;</text:span></text:p>
      <text:p text:style-name="P1"><text:span text:style-name="T1"><text:s text:c="8"/>}</text:span></text:p>
      <text:p text:style-name="P1"><text:span text:style-name="T1"><text:s text:c="8"/>return true;</text:span></text:p>
      <text:p text:style-name="P1"><text:span text:style-name="T1"><text:s text:c="4"/>};</text:span></text:p>
      <text:p text:style-name="P1"><text:span text:style-name="T1"/></text:p>
      <text:p text:style-name="P1"><text:span text:style-name="T1"><text:s text:c="4"/>return arr.filter(isPrime);</text:span></text:p>
      <text:p text:style-name="P1"><text:span text:style-name="T1">})([1, 2, 3, 4, 5, 6, 7, 8, 9, 10]);</text:span></text:p>
      <text:p text:style-name="P1"><text:span text:style-name="T1"/></text:p>
      <text:p text:style-name="P1"><text:span text:style-name="T1">console.log(result);</text:span></text:p>
      <text:p text:style-name="P1"><text:span text:style-name="T1">5. Return all the palindromes in an array</text:span></text:p>
      <text:p text:style-name="P1"><text:span text:style-name="T1">Anonymous Function</text:span></text:p>
      <text:p text:style-name="P1"><text:span text:style-name="T1">const isPalindrome = function(str) {</text:span></text:p>
      <text:p text:style-name="P1"><text:span text:style-name="T1"><text:s text:c="4"/>return str === str.split('').reverse().join('');</text:span></text:p>
      <text:p text:style-name="P1"><text:span text:style-name="T1">};</text:span></text:p>
      <text:p text:style-name="P1"><text:span text:style-name="T1"/></text:p>
      <text:p text:style-name="P1"><text:span text:style-name="T1">const getPalindromes = function(arr) {</text:span></text:p>
      <text:p text:style-name="P1"><text:span text:style-name="T1"><text:s text:c="4"/>return arr.filter(isPalindrome);</text:span></text:p>
      <text:p text:style-name="P1"><text:span text:style-name="T1">};</text:span></text:p>
      <text:p text:style-name="P1"><text:span text:style-name="T1"/></text:p>
      <text:p text:style-name="P1"><text:span text:style-name="T1">console.log(getPalindromes(['radar', 'hello', 'level', 'world']));</text:span></text:p>
      <text:p text:style-name="P1"><text:span text:style-name="T1">IIFE</text:span></text:p>
      <text:p text:style-name="P1"><text:span text:style-name="T1">const result = (function(arr) {</text:span></text:p>
      <text:p text:style-name="P1"><text:span text:style-name="T1"><text:s text:c="4"/>const isPalindrome = function(str) {</text:span></text:p>
      <text:p text:style-name="P1"><text:span text:style-name="T1"><text:s text:c="8"/>return str === str.split('').reverse().join('');</text:span></text:p>
      <text:p text:style-name="P1"><text:span text:style-name="T1"><text:s text:c="4"/>};</text:span></text:p>
      <text:p text:style-name="P1"><text:span text:style-name="T1"/></text:p>
      <text:p text:style-name="P1"><text:span text:style-name="T1"><text:s text:c="4"/>return arr.filter(isPalindrome);</text:span></text:p>
      <text:p text:style-name="P1"><text:span text:style-name="T1">})(['radar', 'hello', 'level', 'world']);</text:span></text:p>
      <text:p text:style-name="P1"><text:span text:style-name="T1"/></text:p>
      <text:p text:style-name="P1"><text:span text:style-name="T1">console.log(result);</text:span></text:p>
      <text:p text:style-name="P1"><text:span text:style-name="T1">6. Return median of two sorted arrays of the same size</text:span></text:p>
      <text:p text:style-name="P1"><text:span text:style-name="T1">Anonymous Function</text:span></text:p>
      <text:p text:style-name="P1"><text:span text:style-name="T1">const findMedianSortedArrays = function(arr1, arr2) {</text:span></text:p>
      <text:p text:style-name="P1"><text:span text:style-name="T1"><text:s text:c="4"/>const merged = [...arr1, ...arr2].sort((a, b) =&gt; a - b);</text:span></text:p>
      <text:p text:style-name="P1"><text:span text:style-name="T1"><text:s text:c="4"/>const mid = merged.length / 2;</text:span></text:p>
      <text:p text:style-name="P1"><text:span text:style-name="T1"><text:s text:c="4"/>return (merged[mid - 1] + merged[mid]) / 2;</text:span></text:p>
      <text:p text:style-name="P1"><text:span text:style-name="T1">};</text:span></text:p>
      <text:p text:style-name="P1"><text:span text:style-name="T1"/></text:p>
      <text:p text:style-name="P1"><text:span text:style-name="T1">console.log(findMedianSortedArrays([1, 3], [2, 4]));</text:span></text:p>
      <text:p text:style-name="P1"><text:span text:style-name="T1">IIFE</text:span></text:p>
      <text:p text:style-name="P1"><text:span text:style-name="T1">const result = (function(arr1, arr2) {</text:span></text:p>
      <text:p text:style-name="P1"><text:span text:style-name="T1"><text:s text:c="4"/>const merged = [...arr1, ...arr2].sort((a, b) =&gt; a - b);</text:span></text:p>
      <text:p text:style-name="P1"><text:span text:style-name="T1"><text:s text:c="4"/>const mid = merged.length / 2;</text:span></text:p>
      <text:p text:style-name="P1"><text:span text:style-name="T1"><text:s text:c="4"/>return (merged[mid - 1] + merged[mid]) / 2;</text:span></text:p>
      <text:p text:style-name="P1"><text:span text:style-name="T1">})([1, 3], [2, 4]);</text:span></text:p>
      <text:p text:style-name="P1"><text:span text:style-name="T1"/></text:p>
      <text:p text:style-name="P1"><text:span text:style-name="T1">console.log(result);</text:span></text:p>
      <text:p text:style-name="P1"><text:span text:style-name="T1">7. Remove duplicates from an array</text:span></text:p>
      <text:p text:style-name="P1"><text:span text:style-name="T1">Anonymous Function</text:span></text:p>
      <text:p text:style-name="P1"><text:span text:style-name="T1">const removeDuplicates = function(arr) {</text:span></text:p>
      <text:p text:style-name="P1"><text:span text:style-name="T1"><text:s text:c="4"/>return [...new Set(arr)];</text:span></text:p>
      <text:p text:style-name="P1"><text:span text:style-name="T1">};</text:span></text:p>
      <text:p text:style-name="P1"><text:span text:style-name="T1"/></text:p>
      <text:p text:style-name="P1"><text:span text:style-name="T1">console.log(removeDuplicates([1, 2, 2, 3, 4, 4, 5]));</text:span></text:p>
      <text:p text:style-name="P1"><text:span text:style-name="T1">IIFE</text:span></text:p>
      <text:p text:style-name="P1"><text:span text:style-name="T1">const result = (function(arr) {</text:span></text:p>
      <text:p text:style-name="P1"><text:span text:style-name="T1"><text:s text:c="4"/>return [...new Set(arr)];</text:span></text:p>
      <text:p text:style-name="P1"><text:span text:style-name="T1">})([1, 2, 2, 3, 4, 4, 5]);</text:span></text:p>
      <text:p text:style-name="P1"><text:span text:style-name="T1"/></text:p>
      <text:p text:style-name="P1"><text:span text:style-name="T1">console.log(result);</text:span></text:p>
      <text:p text:style-name="P1"><text:span text:style-name="T1">8. Rotate an array by k times</text:span></text:p>
      <text:p text:style-name="P1"><text:span text:style-name="T1">Anonymous Function</text:span></text:p>
      <text:p text:style-name="P1"><text:span text:style-name="T1">const rotateArray = function(arr, k) {</text:span></text:p>
      <text:p text:style-name="P1"><text:span text:style-name="T1"><text:s text:c="4"/>k = k % arr.length; // Handle cases where k &gt; arr.length</text:span></text:p>
      <text:p text:style-name="P1"><text:span text:style-name="T1"><text:s text:c="4"/>return arr.slice(-k).concat(arr.slice(0, -k));</text:span></text:p>
      <text:p text:style-name="P1"><text:span text:style-name="T1">};</text:span></text:p>
      <text:p text:style-name="P1"><text:span text:style-name="T1"/></text:p>
      <text:p text:style-name="P1"><text:span text:style-name="T1">console.log(rotateArray([1, 2, 3, 4, 5], 2));</text:span></text:p>
      <text:p text:style-name="P1"><text:span text:style-name="T1">IIFE</text:span></text:p>
      <text:p text:style-name="P1"><text:span text:style-name="T1">const result = (function(arr, k) {</text:span></text:p>
      <text:p text:style-name="P1"><text:span text:style-name="T1"><text:s text:c="4"/>k = k % arr.length; // Handle cases where k &gt; arr.length</text:span></text:p>
      <text:p text:style-name="P1"><text:span text:style-name="T1"><text:s text:c="4"/>return arr.slice(-k).concat(arr.slice(0, -k));</text:span></text:p>
      <text:p text:style-name="P1"><text:span text:style-name="T1">})([1, 2, 3, 4, 5], 2);</text:span></text:p>
      <text:p text:style-name="P1"><text:span text:style-name="T1"/></text:p>
      <text:p text:style-name="P1"><text:span text:style-name="T1">console.log(result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